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22pt" style:font-size-asian="24pt" style:font-size-complex="24pt"/>
    </style:style>
    <style:style style:name="P2" style:family="paragraph" style:parent-style-name="Heading_20_2">
      <style:text-properties fo:font-size="16pt" style:font-size-asian="18pt" style:font-size-complex="18pt"/>
    </style:style>
    <style:style style:name="P3" style:family="paragraph" style:parent-style-name="Heading_20_3">
      <style:text-properties fo:font-size="12pt" style:font-size-asian="14pt" style:font-size-complex="14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>
      <style:text-properties fo:font-size="10pt" style:font-size-asian="14pt" style:font-size-complex="14pt"/>
    </style:style>
    <style:style style:name="P29" style:family="paragraph" style:parent-style-name="Text_20_body" style:list-style-name="L7">
      <style:text-properties fo:font-size="10pt" style:font-size-asian="14pt" style:font-size-complex="14pt"/>
    </style:style>
    <style:style style:name="P30" style:family="paragraph" style:parent-style-name="Text_20_body">
      <style:text-properties fo:font-size="10pt" style:font-size-asian="18pt" style:font-size-complex="18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is memory-like regulator</text:p>
      <text:p text:style-name="Standard"/>
      <text:h text:style-name="P3" text:outline-level="3">Biological intuition (what q(t) could represent)</text:h>
      <text:p text:style-name="P28">“Memory” here is a coarse-grained stand-in for slow, sticky processes that don’t instantly reverse:</text:p>
      <text:list text:style-name="L2">
        <text:list-item>
          <text:p text:style-name="P6"><text:span text:style-name="Strong_20_Emphasis"><text:span text:style-name="T1">Gene-regulatory/epigenetic</text:span></text:span><text:span text:style-name="T1"> adjustments to stress or inflammation (e.g., upregulated butyrate pathway enzymes that persist).</text:span></text:p>
        </text:list-item>
        <text:list-item>
          <text:p text:style-name="P6"><text:span text:style-name="Strong_20_Emphasis"><text:span text:style-name="T1">Community reconfiguration</text:span></text:span><text:span text:style-name="T1"> (biofilm state, guild composition, cross-feeding links) that takes time to undo.</text:span></text:p>
        </text:list-item>
        <text:list-item>
          <text:p text:style-name="P6"><text:span text:style-name="Strong_20_Emphasis"><text:span text:style-name="T1">Host-side memory</text:span></text:span><text:span text:style-name="T1">, like immune tolerance/persistence that affects the microbial niche.</text:span></text:p>
        </text:list-item>
      </text:list>
      <text:p text:style-name="Text_20_body"><text:span text:style-name="T1">Any of these can give </text:span><text:span text:style-name="Emphasis"><text:span text:style-name="T1">path-dependence</text:span></text:span><text:span text:style-name="T1">: once pushed into a protective/high-production mode, the system stays there until conditions get </text:span><text:span text:style-name="Strong_20_Emphasis"><text:span text:style-name="T1">better than</text:span></text:span><text:span text:style-name="T1"> the point where it first switched on.</text:span></text:p>
      <text:h text:style-name="P3" text:outline-level="3">Why we add it</text:h>
      <text:list text:style-name="L3">
        <text:list-item>
          <text:p text:style-name="P7"><text:span text:style-name="T1">To capture </text:span><text:span text:style-name="Strong_20_Emphasis"><text:span text:style-name="T1">irreversibility/relapse</text:span></text:span><text:span text:style-name="T1">: recovery often requires stronger or longer interventions than prevention.</text:span></text:p>
        </text:list-item>
        <text:list-item>
          <text:p text:style-name="P7"><text:span text:style-name="T1">To make </text:span><text:span text:style-name="Strong_20_Emphasis"><text:span text:style-name="T1">switching robust</text:span></text:span><text:span text:style-name="T1"> (avoid rapid oscillations when H hovers near a single threshold).</text:span></text:p>
        </text:list-item>
        <text:list-item>
          <text:p text:style-name="P7"><text:span text:style-name="T1">To study </text:span><text:span text:style-name="Strong_20_Emphasis"><text:span text:style-name="T1">tipping points</text:span></text:span><text:span text:style-name="T1"> and </text:span><text:span text:style-name="Strong_20_Emphasis"><text:span text:style-name="T1">alternative stable states</text:span></text:span><text:span text:style-name="T1"> in a minimal, analyzable way.</text:span></text:p>
        </text:list-item>
      </text:list>
      <text:h text:style-name="P3" text:outline-level="3">How you might detect such a “memory” experimentally</text:h>
      <text:list text:style-name="L4">
        <text:list-item>
          <text:p text:style-name="P8"><text:span text:style-name="Strong_20_Emphasis"><text:span text:style-name="T1">Hysteresis tests</text:span></text:span><text:span text:style-name="T1">: ramp an environmental driver (e.g., inflammation proxy or nutrient) up and down and see if outputs (butyrate, barrier markers) follow different paths.</text:span></text:p>
        </text:list-item>
        <text:list-item>
          <text:p text:style-name="P8"><text:span text:style-name="Strong_20_Emphasis"><text:span text:style-name="T1">Perturb-and-release</text:span></text:span><text:span text:style-name="T1">: after inducing a protective state, remove the trigger and see if function persists longer than the induction time (slow decay = memory).</text:span></text:p>
        </text:list-item>
        <text:list-item>
          <text:p text:style-name="P8"><text:span text:style-name="Strong_20_Emphasis"><text:span text:style-name="T1">Time-scale separation</text:span></text:span><text:span text:style-name="T1">: look for a fast variable (metabolite) and a slower variable (community/host state) that together explain delayed switching.</text:span></text:p>
        </text:list-item>
      </text:list>
      <text:h text:style-name="P3" text:outline-level="3">Other modeling choices that create memory/hysteresis</text:h>
      <text:list text:style-name="L5">
        <text:list-item>
          <text:p text:style-name="P9"><text:span text:style-name="Strong_20_Emphasis"><text:span text:style-name="T1">Bistable gene circuits</text:span></text:span><text:span text:style-name="T1"> (Hill functions with strong positive feedback).</text:span></text:p>
        </text:list-item>
        <text:list-item>
          <text:p text:style-name="P9"><text:span text:style-name="Strong_20_Emphasis"><text:span text:style-name="T1">Two-threshold (on/off) controllers</text:span></text:span><text:span text:style-name="T1"> with delays.</text:span></text:p>
        </text:list-item>
        <text:list-item>
          <text:p text:style-name="P9"><text:span text:style-name="Strong_20_Emphasis"><text:span text:style-name="T1">Integral/slow adaptive controllers</text:span></text:span><text:span text:style-name="T1"> (e.g., q˙​∝H\*−H).</text:span></text:p>
        </text:list-item>
        <text:list-item>
          <text:p text:style-name="P9"><text:span text:style-name="Strong_20_Emphasis"><text:span text:style-name="T1">Delay differential equations</text:span></text:span><text:span text:style-name="T1"> to encode explicit lags in regulation or colonization.</text:span></text:p>
        </text:list-item>
      </text:list>
      <text:h text:style-name="P3" text:outline-level="3">Caveats</text:h>
      <text:list text:style-name="L6">
        <text:list-item>
          <text:p text:style-name="P10"><text:span text:style-name="T1">q(t) is phenomenological: it captures the </text:span><text:span text:style-name="Emphasis"><text:span text:style-name="T1">effect</text:span></text:span><text:span text:style-name="T1"> of memory without specifying its molecular basis. If you have data, you’d fit τq​, Hon​, Hoff​ (or use a mechanistic alternative) and check that the model reproduces observed switching and persistence.</text:span></text:p>
        </text:list-item>
      </text:list>
      <text:p text:style-name="Text_20_body"><text:span text:style-name="T1">If you want, I can swap this “two-threshold” q(t) for a </text:span><text:span text:style-name="Strong_20_Emphasis"><text:span text:style-name="T1">mechanistic bistable module</text:span></text:span><text:span text:style-name="T1"> (e.g., cooperative enzyme expression with Hill kinetics) so the memory emerges from explicit biochemistry rather than an abstract regulator.</text:span></text:p>
      <text:h text:style-name="P3" text:outline-level="3">The big idea (plain language)</text:h>
      <text:list text:style-name="L7">
        <text:list-item>
          <text:p text:style-name="P29">Your gut ecosystem doesn’t instantly snap back the moment conditions improve.</text:p>
        </text:list-item>
        <text:list-item>
          <text:p text:style-name="P11"><text:span text:style-name="T1">Something inside the system </text:span><text:span text:style-name="Strong_20_Emphasis"><text:span text:style-name="T1">lingers</text:span></text:span><text:span text:style-name="T1">—it keeps processes turned </text:span><text:span text:style-name="Strong_20_Emphasis"><text:span text:style-name="T1">on</text:span></text:span><text:span text:style-name="T1"> (or </text:span><text:span text:style-name="Strong_20_Emphasis"><text:span text:style-name="T1">off</text:span></text:span><text:span text:style-name="T1">) for a while.</text:span></text:p>
        </text:list-item>
        <text:list-item>
          <text:p text:style-name="P11"><text:span text:style-name="T1">We model that “lingering” with a </text:span><text:span text:style-name="Strong_20_Emphasis"><text:span text:style-name="T1">slow dial</text:span></text:span><text:span text:style-name="T1"> q(t) that moves gradually, not a fast light switch.</text:span></text:p>
        </text:list-item>
      </text:list>
      <text:h text:style-name="P3" text:outline-level="3"><text:soft-page-break/>What the slow dial actually represents biologically</text:h>
      <text:p text:style-name="P28">It’s a stand-in for slow, sticky processes you already know about:</text:p>
      <text:list text:style-name="L8">
        <text:list-item>
          <text:p text:style-name="P12"><text:span text:style-name="Strong_20_Emphasis"><text:span text:style-name="T1">Gene expression states that take time to unwind</text:span></text:span><text:span text:style-name="T1"> (e.g., enzyme repertoires for butyrate pathways; chromatin marks/epigenetic tuning that don’t vanish immediately).</text:span></text:p>
        </text:list-item>
        <text:list-item>
          <text:p text:style-name="P12"><text:span text:style-name="Strong_20_Emphasis"><text:span text:style-name="T1">Community structure that’s slow to reconfigure</text:span></text:span><text:span text:style-name="T1"> (biofilm states, cross-feeding partnerships, niche occupancy).</text:span></text:p>
        </text:list-item>
        <text:list-item>
          <text:p text:style-name="P12"><text:span text:style-name="Strong_20_Emphasis"><text:span text:style-name="T1">Host tone that relaxes slowly</text:span></text:span><text:span text:style-name="T1"> (immune activation/tolerance, epithelial remodeling).</text:span></text:p>
        </text:list-item>
      </text:list>
      <text:p text:style-name="Text_20_body"><text:span text:style-name="T1">Any of these can keep a protective/high-production mode going </text:span><text:span text:style-name="Strong_20_Emphasis"><text:span text:style-name="T1">even after</text:span></text:span><text:span text:style-name="T1"> the original trigger eases.</text:span></text:p>
      <text:h text:style-name="P3" text:outline-level="3">How we describe it in the model (without math jargon)</text:h>
      <text:list text:style-name="L9">
        <text:list-item>
          <text:p text:style-name="P13"><text:span text:style-name="T1">Think of q(t) as a </text:span><text:span text:style-name="Strong_20_Emphasis"><text:span text:style-name="T1">thermostat with two thresholds</text:span></text:span><text:span text:style-name="T1">:</text:span></text:p>
          <text:list>
            <text:list-item>
              <text:p text:style-name="P13"><text:span text:style-name="T1">When host health H gets </text:span><text:span text:style-name="Strong_20_Emphasis"><text:span text:style-name="T1">low enough</text:span></text:span><text:span text:style-name="T1"> (below a “danger line”), q pushes butyrate production </text:span><text:span text:style-name="Strong_20_Emphasis"><text:span text:style-name="T1">on</text:span></text:span><text:span text:style-name="T1">—like cranking heat on a cold day.</text:span></text:p>
            </text:list-item>
            <text:list-item>
              <text:p text:style-name="P13"><text:span text:style-name="T1">It doesn’t turn </text:span><text:span text:style-name="Strong_20_Emphasis"><text:span text:style-name="T1">off</text:span></text:span><text:span text:style-name="T1"> again until health gets </text:span><text:span text:style-name="Strong_20_Emphasis"><text:span text:style-name="T1">well above</text:span></text:span><text:span text:style-name="T1"> a higher line.<text:line-break/>That gap prevents annoying “on-off chatter” and creates </text:span><text:span text:style-name="Strong_20_Emphasis"><text:span text:style-name="T1">hysteresis</text:span></text:span><text:span text:style-name="T1"> (history matters).</text:span></text:p>
            </text:list-item>
          </text:list>
        </text:list-item>
        <text:list-item>
          <text:p text:style-name="P13"><text:span text:style-name="T1">q(t) moves </text:span><text:span text:style-name="Strong_20_Emphasis"><text:span text:style-name="T1">slowly</text:span></text:span><text:span text:style-name="T1"> (has a time constant). So even if health improves a bit, q doesn’t immediately fall—just like </text:span><text:span text:style-name="Strong_20_Emphasis"><text:span text:style-name="T1">biofilm dispersal</text:span></text:span><text:span text:style-name="T1">, </text:span><text:span text:style-name="Strong_20_Emphasis"><text:span text:style-name="T1">enzyme turnover</text:span></text:span><text:span text:style-name="T1">, or </text:span><text:span text:style-name="Strong_20_Emphasis"><text:span text:style-name="T1">immune set-points</text:span></text:span><text:span text:style-name="T1"> take time to change.</text:span></text:p>
        </text:list-item>
      </text:list>
      <text:h text:style-name="P3" text:outline-level="3">Everyday analogies</text:h>
      <text:list text:style-name="L10">
        <text:list-item>
          <text:p text:style-name="P14"><text:span text:style-name="Strong_20_Emphasis"><text:span text:style-name="T1">Sunburn/tan:</text:span></text:span><text:span text:style-name="T1"> the sun goes away, but the skin state persists for days—your tissue “remembers.”</text:span></text:p>
        </text:list-item>
        <text:list-item>
          <text:p text:style-name="P14"><text:span text:style-name="Strong_20_Emphasis"><text:span text:style-name="T1">Sourdough starter:</text:span></text:span><text:span text:style-name="T1"> after a stress, the culture needs time (and feeding) to rebuild activity; recovery lags behind the change in environment.</text:span></text:p>
        </text:list-item>
        <text:list-item>
          <text:p text:style-name="P14"><text:span text:style-name="Strong_20_Emphasis"><text:span text:style-name="T1">Home thermostat hysteresis:</text:span></text:span><text:span text:style-name="T1"> heat turns on below 68°F and only turns off after 70°F, avoiding rapid flipping.</text:span></text:p>
        </text:list-item>
      </text:list>
      <text:h text:style-name="P3" text:outline-level="3">Why it’s useful</text:h>
      <text:list text:style-name="L11">
        <text:list-item>
          <text:p text:style-name="P15"><text:span text:style-name="T1">It captures </text:span><text:span text:style-name="Strong_20_Emphasis"><text:span text:style-name="T1">relapse/irreversibility</text:span></text:span><text:span text:style-name="T1"> we see clinically: recovering from dysbiosis often needs </text:span><text:span text:style-name="Strong_20_Emphasis"><text:span text:style-name="T1">stronger or longer</text:span></text:span><text:span text:style-name="T1"> therapy than preventing it in the first place.</text:span></text:p>
        </text:list-item>
        <text:list-item>
          <text:p text:style-name="P15"><text:span text:style-name="T1">It explains </text:span><text:span text:style-name="Strong_20_Emphasis"><text:span text:style-name="T1">lagged responses</text:span></text:span><text:span text:style-name="T1"> to interventions and helps design </text:span><text:span text:style-name="Strong_20_Emphasis"><text:span text:style-name="T1">hold-time</text:span></text:span><text:span text:style-name="T1"> for treatments (e.g., how long to keep fiber/SCFA therapy to cross back into a stable healthy state).</text:span></text:p>
        </text:list-item>
      </text:list>
      <text:h text:style-name="P3" text:outline-level="3">How you could test this idea experimentally</text:h>
      <text:list text:style-name="L12">
        <text:list-item>
          <text:p text:style-name="P16"><text:span text:style-name="Strong_20_Emphasis"><text:span text:style-name="T1">Up–down ramp:</text:span></text:span><text:span text:style-name="T1"> Gradually increase an inflammatory driver (or reduce fiber), then decrease it, measuring butyrate/markers. If the return path differs from the deterioration path, that’s </text:span><text:span text:style-name="Strong_20_Emphasis"><text:span text:style-name="T1">hysteresis</text:span></text:span><text:span text:style-name="T1">.</text:span></text:p>
        </text:list-item>
        <text:list-item>
          <text:p text:style-name="P16"><text:span text:style-name="Strong_20_Emphasis"><text:span text:style-name="T1">Perturb-and-release:</text:span></text:span><text:span text:style-name="T1"> Induce a protective, high-butyrate state, stop the induction, and track how </text:span><text:span text:style-name="Strong_20_Emphasis"><text:span text:style-name="T1">long</text:span></text:span><text:span text:style-name="T1"> the state persists. A long tail = </text:span><text:span text:style-name="Strong_20_Emphasis"><text:span text:style-name="T1">memory</text:span></text:span><text:span text:style-name="T1">.</text:span></text:p>
        </text:list-item>
        <text:list-item>
          <text:p text:style-name="P16"><text:span text:style-name="Strong_20_Emphasis"><text:span text:style-name="T1">Timescale separation:</text:span></text:span><text:span text:style-name="T1"> Look for a </text:span><text:span text:style-name="Strong_20_Emphasis"><text:span text:style-name="T1">fast</text:span></text:span><text:span text:style-name="T1"> variable (metabolite levels) and a </text:span><text:span text:style-name="Strong_20_Emphasis"><text:span text:style-name="T1">slow</text:span></text:span><text:span text:style-name="T1"> variable (community/host state) that together explain the delay.</text:span></text:p>
        </text:list-item>
      </text:list>
      <text:p text:style-name="Text_20_body"><text:span text:style-name="T1">If you like, I can swap the abstract q(t) dial for a </text:span><text:span text:style-name="Strong_20_Emphasis"><text:span text:style-name="T1">mechanistic</text:span></text:span><text:span text:style-name="T1"> version that’s closer to your system (e.g., a cooperative transcriptional module for butyrate enzymes, a biofilm formation variable, or a host immune set-point), so the “memory” emerges from specific biology you can measure.</text:span></text:p>
      <text:p text:style-name="Text_20_body"/>
      <text:p text:style-name="Text_20_body"/>
      <text:h text:style-name="P2" text:outline-level="2"><text:soft-page-break/>What “slow ramp” means</text:h>
      <text:p text:style-name="Text_20_body"><text:span text:style-name="T2">Instead of shocking the system, you </text:span><text:span text:style-name="Strong_20_Emphasis"><text:span text:style-name="T2">change one driver gradually</text:span></text:span><text:span text:style-name="T2">—here, the inflammation/decay parameter d that pushes the host toward poorer health. Biologically, that mimics a slow, real-world drift (e.g., diet quality slowly worsening, chronic stress mounting, medication tapering). We track a health-related output (in the model: H(t); in data: clinical or molecular markers).</text:span></text:p>
      <text:h text:style-name="P2" text:outline-level="2">Why early-warning signals (EWS)?</text:h>
      <text:p text:style-name="Text_20_body"><text:span text:style-name="T2">Near a tipping point, systems typically recover </text:span><text:span text:style-name="Strong_20_Emphasis"><text:span text:style-name="T2">more slowly</text:span></text:span><text:span text:style-name="T2"> from small bumps (they “lose resilience”). That slow recovery leaves a statistical fingerprint in the time series—even </text:span><text:span text:style-name="Strong_20_Emphasis"><text:span text:style-name="T2">before</text:span></text:span><text:span text:style-name="T2"> the collapse:</text:span></text:p>
      <text:list text:style-name="L13">
        <text:list-item>
          <text:p text:style-name="P17"><text:span text:style-name="T2">Fluctuations get </text:span><text:span text:style-name="Strong_20_Emphasis"><text:span text:style-name="T2">bigger</text:span></text:span><text:span text:style-name="T2"> (variance rises).</text:span></text:p>
        </text:list-item>
        <text:list-item>
          <text:p text:style-name="P17"><text:span text:style-name="T2">Successive measurements look </text:span><text:span text:style-name="Strong_20_Emphasis"><text:span text:style-name="T2">more alike</text:span></text:span><text:span text:style-name="T2"> (today predicts tomorrow unusually well), so </text:span><text:span text:style-name="Strong_20_Emphasis"><text:span text:style-name="T2">autocorrelation</text:span></text:span><text:span text:style-name="T2"> increases—especially </text:span><text:span text:style-name="Strong_20_Emphasis"><text:span text:style-name="T2">AC1</text:span></text:span><text:span text:style-name="T2">, the correlation between adjacent time points.</text:span></text:p>
        </text:list-item>
      </text:list>
      <text:p text:style-name="Text_20_body"><text:span text:style-name="T2">This is called </text:span><text:span text:style-name="Strong_20_Emphasis"><text:span text:style-name="T2">critical slowing down</text:span></text:span><text:span text:style-name="T2">. You don’t need to see the future; you diagnose waning resilience from the </text:span><text:span text:style-name="Strong_20_Emphasis"><text:span text:style-name="T2">shape of the wiggles</text:span></text:span><text:span text:style-name="T2"> in your measurements.</text:span></text:p>
      <text:h text:style-name="P2" text:outline-level="2">How we compute the signals (step-by-step)</text:h>
      <text:p text:style-name="P30">We generated a time series by slowly increasing d and sprinkling in small noise (to mimic day-to-day variability/measurement error). Then:</text:p>
      <text:list text:style-name="L14">
        <text:list-item>
          <text:p text:style-name="P18"><text:span text:style-name="Strong_20_Emphasis"><text:span text:style-name="T2">Choose a rolling window</text:span></text:span><text:span text:style-name="T2"> of recent points (e.g., last 20–40 time points).</text:span></text:p>
        </text:list-item>
        <text:list-item>
          <text:p text:style-name="P18"><text:span text:style-name="Strong_20_Emphasis"><text:span text:style-name="T2">Variance:</text:span></text:span><text:span text:style-name="T2"> within that window, compute the variance of the signal (in the model: H).</text:span></text:p>
        </text:list-item>
        <text:list-item>
          <text:p text:style-name="P18"><text:span text:style-name="Strong_20_Emphasis"><text:span text:style-name="T2">AC1:</text:span></text:span><text:span text:style-name="T2"> within the same window, compute the correlation between consecutive values (value i vs i+1).</text:span></text:p>
        </text:list-item>
        <text:list-item>
          <text:p text:style-name="P18"><text:span text:style-name="T2">Slide the window forward one step and repeat, producing two new time series: rolling </text:span><text:span text:style-name="Strong_20_Emphasis"><text:span text:style-name="T2">Var</text:span></text:span><text:span text:style-name="T2"> and rolling </text:span><text:span text:style-name="Strong_20_Emphasis"><text:span text:style-name="T2">AC1</text:span></text:span><text:span text:style-name="T2">.</text:span></text:p>
        </text:list-item>
      </text:list>
      <text:h text:style-name="P3" text:outline-level="3">Practical tips for real data</text:h>
      <text:list text:style-name="L15">
        <text:list-item>
          <text:p text:style-name="P19"><text:span text:style-name="Strong_20_Emphasis"><text:span text:style-name="T1">Pre-processing:</text:span></text:span></text:p>
          <text:list>
            <text:list-item>
              <text:p text:style-name="P19"><text:span text:style-name="T1">Use a </text:span><text:span text:style-name="Strong_20_Emphasis"><text:span text:style-name="T1">consistent cadence</text:span></text:span><text:span text:style-name="T1"> (e.g., daily/weekly). Interpolate carefully if needed.</text:span></text:p>
            </text:list-item>
            <text:list-item>
              <text:p text:style-name="P19"><text:span text:style-name="Strong_20_Emphasis"><text:span text:style-name="T1">Detrend</text:span></text:span><text:span text:style-name="T1"> slow drifts within the window (e.g., subtract a short moving average) so the statistics reflect fluctuations, not the ramp itself.</text:span></text:p>
            </text:list-item>
            <text:list-item>
              <text:p text:style-name="P19"><text:span text:style-name="T1">Consider </text:span><text:span text:style-name="Strong_20_Emphasis"><text:span text:style-name="T1">log-transforming</text:span></text:span><text:span text:style-name="T1"> skewed markers (e.g., fecal calprotectin) before EWS.</text:span></text:p>
            </text:list-item>
          </text:list>
        </text:list-item>
        <text:list-item>
          <text:p text:style-name="P19"><text:span text:style-name="Strong_20_Emphasis"><text:span text:style-name="T1">Window length:</text:span></text:span><text:span text:style-name="T1"> 20–40 points is a good start; you want enough samples for stable stats, but short enough to reflect current conditions.</text:span></text:p>
        </text:list-item>
        <text:list-item>
          <text:p text:style-name="P19"><text:span text:style-name="Strong_20_Emphasis"><text:span text:style-name="T1">Normalization:</text:span></text:span><text:span text:style-name="T1"> z-score the raw signal within the window if scales drift.</text:span></text:p>
        </text:list-item>
        <text:list-item>
          <text:p text:style-name="P19"><text:span text:style-name="Strong_20_Emphasis"><text:span text:style-name="T1">Significance:</text:span></text:span><text:span text:style-name="T1"> track </text:span><text:span text:style-name="Strong_20_Emphasis"><text:span text:style-name="T1">trends</text:span></text:span><text:span text:style-name="T1"> in Var and AC1 (e.g., Kendall’s tau over time) and optionally compare to a </text:span><text:span text:style-name="Strong_20_Emphasis"><text:span text:style-name="T1">null</text:span></text:span><text:span text:style-name="T1"> (block-shuffled series that preserves short-term structure) to reduce false alarms.</text:span></text:p>
        </text:list-item>
      </text:list>
      <text:h text:style-name="P2" text:outline-level="2">What to measure in practice</text:h>
      <text:list text:style-name="L16">
        <text:list-item>
          <text:p text:style-name="P20"><text:span text:style-name="Strong_20_Emphasis"><text:span text:style-name="T2">Host-facing markers:</text:span></text:span><text:span text:style-name="T2"> fecal calprotectin, CRP, ESR, symptom scores, stool form/frequency.</text:span></text:p>
        </text:list-item>
        <text:list-item>
          <text:p text:style-name="P20"><text:span text:style-name="Strong_20_Emphasis"><text:span text:style-name="T2">Microbial/metabolite markers:</text:span></text:span><text:span text:style-name="T2"> fecal SCFAs (butyrate, acetate, propionate), key butyrogen abundances (e.g., </text:span><text:span text:style-name="Emphasis"><text:span text:style-name="T2">F. prausnitzii</text:span></text:span><text:span text:style-name="T2">), metatranscript features of butyrate pathways.</text:span></text:p>
        </text:list-item>
        <text:list-item>
          <text:p text:style-name="P20"><text:span text:style-name="Strong_20_Emphasis"><text:span text:style-name="T2">Cadence:</text:span></text:span><text:span text:style-name="T2"> as dense as possible; weekly is workable, 2–3×/week is better, daily is gold standard in short studies.</text:span></text:p>
        </text:list-item>
      </text:list>
      <text:h text:style-name="P1" text:outline-level="1"><text:soft-page-break/>Results &amp; Discussion (what our analysis showed, and how to use it)</text:h>
      <text:h text:style-name="P2" text:outline-level="2">What we saw in the model</text:h>
      <text:p text:style-name="P30">As we slowly ramped d upward:</text:p>
      <text:list text:style-name="L17">
        <text:list-item>
          <text:p text:style-name="P21"><text:span text:style-name="Strong_20_Emphasis"><text:span text:style-name="T2">H(t)</text:span></text:span><text:span text:style-name="T2"> stayed “okay” for a while, then </text:span><text:span text:style-name="Strong_20_Emphasis"><text:span text:style-name="T2">dropped</text:span></text:span><text:span text:style-name="T2"> abruptly.</text:span></text:p>
        </text:list-item>
        <text:list-item>
          <text:p text:style-name="P21"><text:span text:style-name="Strong_20_Emphasis"><text:span text:style-name="T2">Rolling variance</text:span></text:span><text:span text:style-name="T2"> of H </text:span><text:span text:style-name="Strong_20_Emphasis"><text:span text:style-name="T2">increased</text:span></text:span><text:span text:style-name="T2"> before the drop—fluctuations got bigger.</text:span></text:p>
        </text:list-item>
        <text:list-item>
          <text:p text:style-name="P21"><text:span text:style-name="Strong_20_Emphasis"><text:span text:style-name="T2">Rolling AC1</text:span></text:span><text:span text:style-name="T2"> of H </text:span><text:span text:style-name="Strong_20_Emphasis"><text:span text:style-name="T2">increased</text:span></text:span><text:span text:style-name="T2"> too—each value started to look more similar to the prior one (slower recovery).</text:span></text:p>
        </text:list-item>
      </text:list>
      <text:p text:style-name="Text_20_body"><text:span text:style-name="T2">This is the textbook early-warning pattern for an approaching tipping point. It appeared </text:span><text:span text:style-name="Strong_20_Emphasis"><text:span text:style-name="T2">before</text:span></text:span><text:span text:style-name="T2"> the transition, giving lead time.</text:span></text:p>
      <text:h text:style-name="P2" text:outline-level="2">How to interpret this biologically</text:h>
      <text:list text:style-name="L18">
        <text:list-item>
          <text:p text:style-name="P22"><text:span text:style-name="T2">Rising Var/AC1 in </text:span><text:span text:style-name="Strong_20_Emphasis"><text:span text:style-name="T2">host markers</text:span></text:span><text:span text:style-name="T2"> (e.g., calprotectin) and/or </text:span><text:span text:style-name="Strong_20_Emphasis"><text:span text:style-name="T2">microbial outputs</text:span></text:span><text:span text:style-name="T2"> (e.g., fecal butyrate) can flag that the gut ecosystem is </text:span><text:span text:style-name="Strong_20_Emphasis"><text:span text:style-name="T2">losing resilience</text:span></text:span><text:span text:style-name="T2">, even if average levels haven’t yet crossed clinical thresholds.</text:span></text:p>
        </text:list-item>
        <text:list-item>
          <text:p text:style-name="P22"><text:span text:style-name="T2">If you also observe </text:span><text:span text:style-name="Strong_20_Emphasis"><text:span text:style-name="T2">hysteresis</text:span></text:span><text:span text:style-name="T2"> in your system, a warning suggests you may need a </text:span><text:span text:style-name="Strong_20_Emphasis"><text:span text:style-name="T2">stronger or longer</text:span></text:span><text:span text:style-name="T2"> intervention </text:span><text:span text:style-name="Strong_20_Emphasis"><text:span text:style-name="T2">now</text:span></text:span><text:span text:style-name="T2"> to avoid slipping into the “low-butyrate, inflamed” branch that is harder to escape.</text:span></text:p>
        </text:list-item>
      </text:list>
      <text:h text:style-name="P2" text:outline-level="2">What to do when EWS go up (actionable plan)</text:h>
      <text:list text:style-name="L19">
        <text:list-item>
          <text:p text:style-name="P23"><text:span text:style-name="Strong_20_Emphasis"><text:span text:style-name="T2">Confirm the signal:</text:span></text:span><text:span text:style-name="T2"> Are both </text:span><text:span text:style-name="Strong_20_Emphasis"><text:span text:style-name="T2">variance</text:span></text:span><text:span text:style-name="T2"> and </text:span><text:span text:style-name="Strong_20_Emphasis"><text:span text:style-name="T2">AC1</text:span></text:span><text:span text:style-name="T2"> trending up? Do a quick statistical trend test over the past few weeks.</text:span></text:p>
        </text:list-item>
        <text:list-item>
          <text:p text:style-name="P23"><text:span text:style-name="Strong_20_Emphasis"><text:span text:style-name="T2">Check confounders:</text:span></text:span><text:span text:style-name="T2"> Sampling irregularity? Lab assay change? Acute infection? Adjust if needed.</text:span></text:p>
        </text:list-item>
        <text:list-item>
          <text:p text:style-name="P23"><text:span text:style-name="Strong_20_Emphasis"><text:span text:style-name="T2">Pre-emptive intervention:</text:span></text:span></text:p>
          <text:list>
            <text:list-item>
              <text:p text:style-name="P23"><text:span text:style-name="Strong_20_Emphasis"><text:span text:style-name="T2">Boost butyrate supply</text:span></text:span><text:span text:style-name="T2"> (dietary fiber/resistant starch; targeted synbiotics; appropriately formulated butyrate donors).</text:span></text:p>
            </text:list-item>
            <text:list-item>
              <text:p text:style-name="P23"><text:span text:style-name="Strong_20_Emphasis"><text:span text:style-name="T2">Reduce inflammatory load</text:span></text:span><text:span text:style-name="T2"> (optimize meds, stress, sleep, comorbid triggers).</text:span></text:p>
            </text:list-item>
            <text:list-item>
              <text:p text:style-name="P23"><text:span text:style-name="Strong_20_Emphasis"><text:span text:style-name="T2">Hold time:</text:span></text:span><text:span text:style-name="T2"> keep the intervention long enough to move beyond the </text:span><text:span text:style-name="Strong_20_Emphasis"><text:span text:style-name="T2">“off” threshold</text:span></text:span><text:span text:style-name="T2"> (in our model, the higher line Hoff​), not just until symptoms ease.</text:span></text:p>
            </text:list-item>
          </text:list>
        </text:list-item>
        <text:list-item>
          <text:p text:style-name="P23"><text:span text:style-name="Strong_20_Emphasis"><text:span text:style-name="T2">Keep monitoring:</text:span></text:span><text:span text:style-name="T2"> If Var/AC1 normalize (trend down), that supports regained resilience.</text:span></text:p>
        </text:list-item>
      </text:list>
      <text:h text:style-name="P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13:10:18.270485703</meta:creation-date>
    <dc:date>2025-10-10T12:10:41.299830460</dc:date>
    <meta:editing-duration>PT2H4M53S</meta:editing-duration>
    <meta:editing-cycles>1</meta:editing-cycles>
    <meta:document-statistic meta:table-count="0" meta:image-count="0" meta:object-count="0" meta:page-count="4" meta:paragraph-count="93" meta:word-count="1441" meta:character-count="9595" meta:non-whitespace-character-count="8157"/>
    <meta:generator>LibreOffice/24.2.7.2$Linux_X86_64 LibreOffice_project/420$Build-2</meta:generator>
  </office:meta>
</office:document-meta>
</file>